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9821" officeooo:paragraph-rsid="00199821"/>
    </style:style>
    <style:style style:name="P2" style:family="paragraph" style:parent-style-name="Standard">
      <style:text-properties fo:font-weight="bold" officeooo:rsid="00199821" officeooo:paragraph-rsid="0019982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Business Problem</text:p>
      <text:p text:style-name="P1"/>
      <text:p text:style-name="P1">Singapore is a modern city with many districts, each containing many venues like restaurants or shopping centers. For someone wanting to rent or buy an apartment in Singapore, the choice of housing location can be rather daunting. The goal of this data science project is to explore the kinds of venues that are located within each district. For example, a health conscious tenant might want to know which district has the most gyms and the most salad places? A fan of the movies might be interested to know which district has the most movie theaters. In this data science project, we aim to answer some of these ques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15:46:22.326831395</meta:creation-date>
    <dc:date>2021-08-31T15:53:55.876561774</dc:date>
    <meta:editing-duration>PT7M33S</meta:editing-duration>
    <meta:editing-cycles>2</meta:editing-cycles>
    <meta:generator>LibreOffice/6.4.7.2$Linux_X86_64 LibreOffice_project/40$Build-2</meta:generator>
    <meta:document-statistic meta:table-count="0" meta:image-count="0" meta:object-count="0" meta:page-count="1" meta:paragraph-count="2" meta:word-count="110" meta:character-count="652" meta:non-whitespace-character-count="544"/>
  </office:meta>
</office:document-meta>
</file>